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1cac7"/>
    </style:style>
    <style:style style:name="P2" style:family="paragraph" style:parent-style-name="Standard">
      <style:text-properties officeooo:paragraph-rsid="001acc7b"/>
    </style:style>
    <style:style style:name="P3" style:family="paragraph" style:parent-style-name="Standard">
      <style:text-properties officeooo:paragraph-rsid="00237228"/>
    </style:style>
    <style:style style:name="P4" style:family="paragraph" style:parent-style-name="Standard">
      <style:text-properties officeooo:paragraph-rsid="0023911d"/>
    </style:style>
    <style:style style:name="P5" style:family="paragraph" style:parent-style-name="Standard">
      <style:text-properties officeooo:rsid="0018f1be" officeooo:paragraph-rsid="001acc7b"/>
    </style:style>
    <style:style style:name="P6" style:family="paragraph" style:parent-style-name="Standard">
      <style:text-properties officeooo:rsid="0023911d" officeooo:paragraph-rsid="0023911d"/>
    </style:style>
    <style:style style:name="P7" style:family="paragraph" style:parent-style-name="Standard">
      <style:text-properties officeooo:paragraph-rsid="0024c7e4"/>
    </style:style>
    <style:style style:name="P8" style:family="paragraph" style:parent-style-name="Standard">
      <style:text-properties officeooo:paragraph-rsid="00250479"/>
    </style:style>
    <style:style style:name="P9" style:family="paragraph" style:parent-style-name="Standard">
      <style:text-properties officeooo:paragraph-rsid="0029627d"/>
    </style:style>
    <style:style style:name="P10" style:family="paragraph" style:parent-style-name="Standard">
      <style:text-properties officeooo:rsid="002a43d2" officeooo:paragraph-rsid="002a43d2"/>
    </style:style>
    <style:style style:name="P11" style:family="paragraph" style:parent-style-name="Standard">
      <style:text-properties officeooo:rsid="002a43d2" officeooo:paragraph-rsid="0031ee45"/>
    </style:style>
    <style:style style:name="P12" style:family="paragraph" style:parent-style-name="Standard">
      <style:text-properties officeooo:rsid="002ae8da" officeooo:paragraph-rsid="001acc7b"/>
    </style:style>
    <style:style style:name="P13" style:family="paragraph" style:parent-style-name="Standard">
      <style:text-properties officeooo:rsid="002e5107" officeooo:paragraph-rsid="002e5107"/>
    </style:style>
    <style:style style:name="P14" style:family="paragraph" style:parent-style-name="Standard">
      <style:text-properties officeooo:rsid="002e5107" officeooo:paragraph-rsid="002f809a"/>
    </style:style>
    <style:style style:name="P15" style:family="paragraph" style:parent-style-name="Standard">
      <style:text-properties officeooo:rsid="002e5107" officeooo:paragraph-rsid="0031ee45"/>
    </style:style>
    <style:style style:name="P16" style:family="paragraph" style:parent-style-name="Standard">
      <style:text-properties officeooo:rsid="002e5107" officeooo:paragraph-rsid="0034bcf5"/>
    </style:style>
    <style:style style:name="P17" style:family="paragraph" style:parent-style-name="Standard">
      <style:text-properties officeooo:rsid="001a0727" officeooo:paragraph-rsid="00237228"/>
    </style:style>
    <style:style style:name="P18" style:family="paragraph" style:parent-style-name="Standard">
      <style:text-properties officeooo:paragraph-rsid="00263105"/>
    </style:style>
    <style:style style:name="P19" style:family="paragraph" style:parent-style-name="Standard">
      <style:text-properties officeooo:paragraph-rsid="0031ee45"/>
    </style:style>
    <style:style style:name="P20" style:family="paragraph">
      <style:paragraph-properties fo:text-align="center"/>
    </style:style>
    <style:style style:name="T1" style:family="text">
      <style:text-properties officeooo:rsid="0016ed33"/>
    </style:style>
    <style:style style:name="T2" style:family="text">
      <style:text-properties officeooo:rsid="0018f1be"/>
    </style:style>
    <style:style style:name="T3" style:family="text">
      <style:text-properties officeooo:rsid="001a0727"/>
    </style:style>
    <style:style style:name="T4" style:family="text">
      <style:text-properties officeooo:rsid="002298f8"/>
    </style:style>
    <style:style style:name="T5" style:family="text">
      <style:text-properties officeooo:rsid="0023911d"/>
    </style:style>
    <style:style style:name="T6" style:family="text">
      <style:text-properties officeooo:rsid="002796d3"/>
    </style:style>
    <style:style style:name="T7" style:family="text">
      <style:text-properties officeooo:rsid="002ae8da"/>
    </style:style>
    <style:style style:name="T8" style:family="text">
      <style:text-properties officeooo:rsid="002f809a"/>
    </style:style>
    <style:style style:name="T9" style:family="text">
      <style:text-properties officeooo:rsid="0031ee45"/>
    </style:style>
    <style:style style:name="T10" style:family="text">
      <style:text-properties officeooo:rsid="0037ee33"/>
    </style:style>
    <style:style style:name="gr1" style:family="graphic">
      <style:graphic-properties draw:stroke="solid" svg:stroke-width="0.18mm" svg:stroke-color="#000000" svg:stroke-opacity="75%" draw:stroke-linejoin="miter" draw:fill-color="#00cc00" draw:opacity="5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8mm" svg:stroke-color="#000000" svg:stroke-opacity="0%" draw:stroke-linejoin="miter" draw:fill-color="#00cc00" draw:opacity="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1" draw:z-index="0" draw:name="turtle" draw:style-name="gr1" draw:text-style-name="P20" drawooo:display="printer" svg:width="0mm" svg:height="0mm" svg:x="104.92mm" svg:y="103.98mm" svg:viewBox="0 0 0 0" draw:points="0,0">
        <text:p/>
      </draw:polygon>
      <draw:polygon text:anchor-type="page" text:anchor-page-number="1" draw:z-index="1" draw:name="turtle" draw:style-name="gr1" draw:text-style-name="P20" drawooo:display="printer" svg:width="0mm" svg:height="0mm" svg:x="105mm" svg:y="5.57mm" svg:viewBox="0 0 0 0" draw:points="0,0">
        <text:p/>
      </draw:polygon>
      <draw:polygon text:anchor-type="page" text:anchor-page-number="1" draw:z-index="2" draw:name="turtle" draw:style-name="gr2" draw:text-style-name="P20" drawooo:display="printer" svg:width="0mm" svg:height="0mm" svg:x="104.93mm" svg:y="5.52mm" svg:viewBox="0 0 0 0" draw:points="0,0">
        <text:p/>
      </draw:polygon>
      <draw:polygon text:anchor-type="page" text:anchor-page-number="1" draw:z-index="3" draw:name="turtle" draw:style-name="gr2" draw:text-style-name="P20" drawooo:display="printer" svg:width="0mm" svg:height="0mm" svg:x="102.02mm" svg:y="117.65mm" svg:viewBox="0 0 0 0" draw:points="0,0">
        <text:p/>
      </draw:polygon>
      <draw:polygon text:anchor-type="page" text:anchor-page-number="1" draw:z-index="4" draw:name="turtle" draw:style-name="gr1" draw:text-style-name="P20" drawooo:display="printer" svg:width="0mm" svg:height="0mm" svg:x="104.99mm" svg:y="5.61mm" svg:viewBox="0 0 0 0" draw:points="0,0">
        <text:p/>
      </draw:polygon>
      <draw:polygon text:anchor-type="page" text:anchor-page-number="1" draw:z-index="5" draw:name="turtle" draw:style-name="gr1" draw:text-style-name="P20" drawooo:display="printer" svg:width="0mm" svg:height="0mm" svg:x="105mm" svg:y="130.85mm" svg:viewBox="0 0 0 0" draw:points="0,0">
        <text:p/>
      </draw:polygon>
      <text:p text:style-name="P1"><text:bookmark-start text:name="__DdeLink__379_185769492"/>; <text:span text:style-name="T10">Frattale: filo d'erba</text:span></text:p>
      <text:p text:style-name="P1">; <text:span text:style-name="T10">Da </text:span>Chaos<text:span text:style-name="T2"> and Fractals, Peitgen et al, Springer Verlag, 1992, p. 398</text:span> </text:p>
      <text:p text:style-name="P1">; <text:span text:style-name="T10">Axiom: F</text:span></text:p>
      <text:p text:style-name="P1">; <text:span text:style-name="T10">Production rule: F → F[+F]F[-F]F</text:span></text:p>
      <text:p text:style-name="P1"/>
      <text:p text:style-name="P13">TO SETGL</text:p>
      <text:p text:style-name="P16"><text:s text:c="3"/><text:span text:style-name="T8">GLOBAL LP, LH</text:span></text:p>
      <text:p text:style-name="P13"><text:s text:c="3"/><text:span text:style-name="T8">P = POSITION</text:span></text:p>
      <text:p text:style-name="P13"><text:s text:c="3"/><text:span text:style-name="T8">H = HEADING</text:span></text:p>
      <text:p text:style-name="P15"><text:s text:c="3"/><text:span text:style-name="T8">LP</text:span> <text:span text:style-name="T8">= </text:span>[<text:span text:style-name="T8">P, P, P, P, P, P, P, P, P, P</text:span>]</text:p>
      <text:p text:style-name="P14"><text:span text:style-name="T8"><text:s text:c="3"/>LH = </text:span>[<text:span text:style-name="T8">H, H, H, H, H, H, H, H, H, H</text:span>]</text:p>
      <text:p text:style-name="P13">END</text:p>
      <text:p text:style-name="P13"/>
      <text:p text:style-name="P10">TO SALVOPOSDIR <text:span text:style-name="T9">ITER</text:span></text:p>
      <text:p text:style-name="P10"><text:s text:c="3"/><text:span text:style-name="T9">LP[ITER-1]</text:span> = POSITION</text:p>
      <text:p text:style-name="P10"><text:s text:c="3"/><text:span text:style-name="T9">LH[ITER-1]</text:span> = HEADING</text:p>
      <text:p text:style-name="P10">END</text:p>
      <text:p text:style-name="P10"/>
      <text:p text:style-name="P10">TO RECUPEROPOSDIR <text:span text:style-name="T9">ITER</text:span></text:p>
      <text:p text:style-name="P11"><text:s text:c="3"/>POSITION <text:span text:style-name="T9">LP[ITER-1]</text:span></text:p>
      <text:p text:style-name="P11"><text:s text:c="3"/>HEADING <text:span text:style-name="T9">LH[ITER-1]</text:span></text:p>
      <text:p text:style-name="P10">END</text:p>
      <text:p text:style-name="P1"/>
      <text:p text:style-name="P1"><text:span text:style-name="Source_20_Text">TO </text:span><text:span text:style-name="Source_20_Text"><text:span text:style-name="T2">WEED</text:span></text:span><text:span text:style-name="Source_20_Text"> </text:span><text:span text:style-name="Source_20_Text"><text:span text:style-name="T2">LL DELTA ITER</text:span></text:span></text:p>
      <text:p text:style-name="P3"><text:span text:style-name="Source_20_Text"><text:s text:c="3"/>IF </text:span><text:span text:style-name="Source_20_Text"><text:span text:style-name="T4">ITER = 1</text:span></text:span><text:span text:style-name="Source_20_Text"> [ </text:span></text:p>
      <text:p text:style-name="P9"><text:span text:style-name="Source_20_Text"><text:s text:c="6"/></text:span><text:span text:style-name="Source_20_Text"><text:span text:style-name="T6">FORWARD LL </text:span></text:span></text:p>
      <text:p text:style-name="P3"><text:span text:style-name="Source_20_Text"><text:s text:c="3"/></text:span><text:span text:style-name="Source_20_Text"><text:span text:style-name="T4">] [</text:span></text:span></text:p>
      <text:p text:style-name="P3"><text:span text:style-name="Source_20_Text"><text:span text:style-name="T3"><text:s text:c="3"/>WEED LL DELTA ITER-1</text:span></text:span></text:p>
      <text:p text:style-name="P3"><text:span text:style-name="Source_20_Text"><text:s text:c="3"/></text:span><text:span text:style-name="Source_20_Text"><text:span text:style-name="T7">SALVOPOSDIR ITER</text:span></text:span></text:p>
      <text:p text:style-name="P3"><text:s text:c="7"/><text:span text:style-name="T3">RIGHT DELTA</text:span></text:p>
      <text:p text:style-name="P3"><text:span text:style-name="T3"><text:s text:c="7"/>WEED LL DELTA</text:span><text:span text:style-name="Source_20_Text"><text:span text:style-name="T3"> ITER-1</text:span></text:span></text:p>
      <text:p text:style-name="P8"><text:span text:style-name="Source_20_Text"><text:s text:c="3"/></text:span><text:span text:style-name="Source_20_Text"><text:span text:style-name="T7">RECUPEROPOSDIR ITER</text:span></text:span></text:p>
      <text:p text:style-name="P8"><text:span text:style-name="T3"><text:s text:c="7"/>WEED LL DELTA</text:span><text:span text:style-name="Source_20_Text"><text:span text:style-name="T3"> ITER-1</text:span></text:span></text:p>
      <text:p text:style-name="P8"><text:span text:style-name="Source_20_Text"><text:s text:c="3"/></text:span><text:span text:style-name="Source_20_Text"><text:span text:style-name="T7">SALVOPOSDIR ITER</text:span></text:span></text:p>
      <text:p text:style-name="P17"><text:s text:c="7"/>LEFT DELTA</text:p>
      <text:p text:style-name="P3"><text:span text:style-name="T3"><text:s text:c="7"/>WEED LL DELTA</text:span><text:span text:style-name="Source_20_Text"><text:span text:style-name="T3"> ITER-1</text:span></text:span></text:p>
      <text:p text:style-name="P8"><text:s text:c="7"/><text:span text:style-name="Source_20_Text"><text:span text:style-name="T7">RECUPEROPOSDIR ITER</text:span></text:span></text:p>
      <text:p text:style-name="P3"><text:span text:style-name="T3"><text:s text:c="7"/>WEED LL DELTA</text:span><text:span text:style-name="Source_20_Text"><text:span text:style-name="T3"> ITER-1</text:span></text:span></text:p>
      <text:p text:style-name="P1"><text:span text:style-name="Source_20_Text"><text:s text:c="3"/></text:span><text:span text:style-name="Source_20_Text"><text:span text:style-name="T1">]</text:span></text:span></text:p>
      <text:p text:style-name="P1"><text:span text:style-name="Source_20_Text">END</text:span></text:p>
      <text:p text:style-name="P1"/>
      <text:p text:style-name="P1"><text:span text:style-name="Source_20_Text">CLEARSCREEN</text:span></text:p>
      <text:p text:style-name="P1"><text:span text:style-name="Source_20_Text">HOME</text:span></text:p>
      <text:p text:style-name="P18"><text:span text:style-name="Source_20_Text"><text:span text:style-name="T9">HIDETURTLE</text:span></text:span></text:p>
      <text:p text:style-name="P19"><text:span text:style-name="Source_20_Text"><text:span text:style-name="T9">SETGL</text:span></text:span></text:p>
      <text:p text:style-name="P4"><text:span text:style-name="Source_20_Text"><text:span text:style-name="T5">LL = 5</text:span></text:span></text:p>
      <text:p text:style-name="P5">DELTA = 25.7</text:p>
      <text:p text:style-name="P6">ITER = <text:span text:style-name="T9">5</text:span></text:p>
      <text:p text:style-name="P12"/>
      <text:p text:style-name="P2"/>
      <text:p text:style-name="P2"><text:span text:style-name="Source_20_Text"><text:span text:style-name="T2">WEED</text:span></text:span><text:span text:style-name="Source_20_Text"> </text:span><text:span text:style-name="Source_20_Text"><text:span text:style-name="T5">LL DELTA ITER</text:span></text:span></text:p>
      <text:p text:style-name="P2"/>
      <text:p text:style-name="P7"><text:soft-page-break/><text:span text:style-name="Source_20_Text"/></text:p>
      <text:p text:style-name="P1"/>
      <text:p text:style-name="P1"/>
      <text:p text:style-name="P1"/>
      <text:p text:style-name="P1"><text:bookmark-end text:name="__DdeLink__379_185769492"/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4" draw:display-name="Dashed (var) 4" draw:style="rect" draw:dots1="1" draw:distance="0mm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4.99mm" style:num-format="1" text:number-position="left" text:increment="1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20:56:05.274473761</meta:creation-date>
    <dc:date>2016-11-27T22:36:53.724140022</dc:date>
    <meta:editing-duration>PT11H46M45S</meta:editing-duration>
    <meta:editing-cycles>31</meta:editing-cycles>
    <meta:generator>LibreOffice/4.2.8.2$Linux_x86 LibreOffice_project/420m0$Build-2</meta:generator>
    <meta:document-statistic meta:table-count="0" meta:image-count="0" meta:object-count="0" meta:page-count="2" meta:paragraph-count="44" meta:word-count="145" meta:character-count="800" meta:non-whitespace-character-count="593"/>
  </office:meta>
</office:document-meta>
</file>